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 ago,
but I coulda been abducted if I wasn't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 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 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18:26:51+02:00</meta:creation-date>
    <dc:date>2019-10-24T18:26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